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arding" svg:font-family="Harding,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office:font-face-decls>
  <office:automatic-styles>
    <style:style style:name="P1" style:family="paragraph" style:parent-style-name="Heading_20_1">
      <style:paragraph-properties fo:margin-left="0cm" fo:margin-right="0cm" fo:margin-top="0cm" fo:margin-bottom="0.423cm" style:contextual-spacing="false" fo:line-height="120%" fo:text-indent="0cm" style:auto-text-indent="false"/>
      <style:text-properties style:font-name="Harding" fo:font-weight="bold"/>
    </style:style>
    <style:style style:name="P2" style:family="paragraph" style:parent-style-name="Text_20_body">
      <style:paragraph-properties fo:margin-left="0cm" fo:margin-right="0cm" fo:margin-top="0cm" fo:margin-bottom="0.635cm" style:contextual-spacing="false" fo:orphans="2" fo:widows="2" fo:text-indent="0cm" style:auto-text-indent="false"/>
      <style:text-properties fo:font-variant="normal" fo:text-transform="none" fo:color="#222222" loext:opacity="100%" style:font-name="Harding" fo:font-size="13.5pt" fo:letter-spacing="normal" fo:font-style="normal" fo:font-weight="bold"/>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paragraph-properties fo:margin-left="0cm" fo:margin-right="0cm" fo:orphans="2" fo:widows="2" fo:text-indent="0cm" style:auto-text-indent="false"/>
      <style:text-properties fo:font-variant="normal" fo:text-transform="none" fo:color="#222222" loext:opacity="100%" style:font-name="Harding" fo:font-size="13.5pt" fo:letter-spacing="normal" fo:font-style="normal" fo:font-weight="normal"/>
    </style:style>
    <style:style style:name="P6" style:family="paragraph" style:parent-style-name="Heading_20_2">
      <style:paragraph-properties fo:margin-left="0cm" fo:margin-right="0cm" fo:orphans="2" fo:widows="2" fo:text-indent="0cm" style:auto-text-indent="false"/>
      <style:text-properties fo:font-variant="normal" fo:text-transform="none" fo:color="#222222" loext:opacity="100%" style:font-name="Harding" fo:font-size="13.5pt" fo:letter-spacing="normal" fo:font-style="normal" fo:font-weight="bold"/>
    </style:style>
    <style:style style:name="P7" style:family="paragraph" style:parent-style-name="Text_20_body">
      <style:paragraph-properties fo:margin-left="0cm" fo:margin-right="0cm" fo:margin-top="0cm" fo:margin-bottom="0cm" style:contextual-spacing="false" fo:orphans="2" fo:widows="2" fo:text-indent="0cm" style:auto-text-indent="false"/>
    </style:style>
    <style:style style:name="P8" style:family="paragraph" style:parent-style-name="Heading_20_2">
      <style:paragraph-properties fo:margin-left="0cm" fo:margin-right="0cm" fo:orphans="2" fo:widows="2" fo:text-indent="0cm" style:auto-text-indent="false"/>
      <style:text-properties fo:font-variant="normal" fo:text-transform="none" fo:color="#222222" loext:opacity="100%" fo:letter-spacing="normal"/>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arding" fo:font-size="13.5pt" fo:letter-spacing="normal" fo:font-style="normal" fo:font-weight="normal"/>
    </style:style>
    <style:style style:name="T1" style:family="text">
      <style:text-properties fo:font-variant="normal" fo:text-transform="none" fo:color="#222222" loext:opacity="100%" style:font-name="apple-system" fo:font-size="12pt" fo:letter-spacing="normal" fo:font-style="normal" fo:font-weight="normal"/>
    </style:style>
    <style:style style:name="T2" style:family="text">
      <style:text-properties fo:font-variant="normal" fo:text-transform="none" fo:color="#006699"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3" style:family="text">
      <style:text-properties fo:font-variant="normal" fo:text-transform="none" fo:color="#222222" loext:opacity="100%" style:font-name="Harding" fo:font-size="13.5pt" fo:letter-spacing="normal"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006699" loext:opacity="100%" style:font-name="Harding" fo:font-size="13.5pt" fo:letter-spacing="normal" fo:font-style="normal" style:text-underline-style="solid" style:text-underline-width="auto" style:text-underline-color="font-color" fo:font-weight="normal" fo:background-color="#ffffff" loext:char-shading-value="0"/>
    </style:style>
    <style:style style:name="T5" style:family="text">
      <style:text-properties fo:font-variant="normal" fo:text-transform="none" fo:color="#222222"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6" style:family="text">
      <style:text-properties fo:font-variant="normal" fo:text-transform="none" fo:color="#006699" loext:opacity="100%" style:font-name="Harding" fo:font-size="13.5pt" fo:letter-spacing="normal" fo:font-style="normal" style:text-underline-style="solid" style:text-underline-width="auto" style:text-underline-color="font-color" fo:font-weight="normal" fo:background-color="transparent" loext:char-shading-value="0"/>
    </style:style>
    <style:style style:name="T7" style:family="text">
      <style:text-properties fo:font-variant="normal" fo:text-transform="none" fo:color="#222222" loext:opacity="100%" style:font-name="Harding" fo:font-size="13.5pt" fo:letter-spacing="normal" fo:font-style="normal" fo:font-weight="normal"/>
    </style:style>
    <style:style style:name="T8" style:family="text">
      <style:text-properties style:font-name="Harding" fo:font-size="13.5pt" fo:font-style="normal" fo:font-weight="bold"/>
    </style:style>
    <style:style style:name="T9" style:family="text">
      <style:text-properties fo:font-variant="normal" fo:text-transform="none" fo:color="#006699" loext:opacity="100%" style:font-name="Harding" fo:font-size="9.75pt" fo:letter-spacing="normal" fo:font-style="normal" style:text-underline-style="solid" style:text-underline-width="auto" style:text-underline-color="font-color" fo:font-weight="normal"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w China created AI model DeepSeek and shocked the world</text:h>
      <text:p text:style-name="P2">Government policies, generous funding and a pipeline of AI graduates have helped Chinese firms create advanced LLMs.</text:p>
      <text:p text:style-name="P3"><text:span text:style-name="T1">By </text:span><text:a xlink:type="simple" xlink:href="https://www.nature.com/articles/d41586-025-00259-0#author-0" text:style-name="Internet_20_link" text:visited-style-name="Visited_20_Internet_20_Link"><text:span text:style-name="T2">Gemma Conroy</text:span></text:a><text:span text:style-name="T1"> &amp; </text:span><text:a xlink:type="simple" xlink:href="https://www.nature.com/articles/d41586-025-00259-0#author-1" text:style-name="Internet_20_link" text:visited-style-name="Visited_20_Internet_20_Link"><text:span text:style-name="T2">Smriti Mallapaty</text:span></text:a></text:p>
      <text:p text:style-name="P3"><text:span text:style-name="T2"/></text:p>
      <text:p text:style-name="P3"><text:span text:style-name="T3">Chinese technology </text:span><text:a xlink:type="simple" xlink:href="https://www.nature.com/articles/d41586-025-00229-6" text:style-name="Internet_20_link" text:visited-style-name="Visited_20_Internet_20_Link"><text:span text:style-name="T4">start-up DeepSeek</text:span></text:a><text:span text:style-name="T5"> </text:span><text:span text:style-name="T3">has taken the tech world by storm with the release of two large language models (LLMs) that rival the performance of the dominant tools developed by US tech giants — but built with a fraction of the cost and computing power.</text:span></text:p>
      <text:p text:style-name="P3"><text:span text:style-name="T3"/></text:p>
      <text:p text:style-name="P3"><text:span text:style-name="T3">On 20 January, the Hangzhou-based company released DeepSeek-R1, a partly open-source ‘reasoning’ model that can solve some scientific problems at a similar standard to </text:span><text:a xlink:type="simple" xlink:href="https://www.nature.com/articles/d41586-024-03169-9" text:style-name="Internet_20_link" text:visited-style-name="Visited_20_Internet_20_Link"><text:span text:style-name="T4">o1, OpenAI's most advanced LLM</text:span></text:a><text:span text:style-name="T3">, which the company, based in San Francisco, California, unveiled late last year. And earlier this week, DeepSeek launched another model, called Janus-Pro-7B, which can generate images from text prompts much like OpenAI’s DALL-E 3 and Stable Diffusion, made by Stability AI in London.</text:span></text:p>
      <text:p text:style-name="P3"><text:span text:style-name="T2"/></text:p>
      <text:p text:style-name="P4"><text:span text:style-name="T3">If DeepSeek-R1’s performance surprised many people outside of China, researchers inside the country say the </text:span><text:a xlink:type="simple" xlink:href="https://www.nature.com/articles/d41586-024-01495-6" text:style-name="Internet_20_link" text:visited-style-name="Visited_20_Internet_20_Link"><text:span text:style-name="T6">start-up’s success</text:span></text:a><text:span text:style-name="T3"> is to be expected and fits with the government’s ambition to be a global leader in artificial intelligence (AI).</text:span></text:p>
      <text:p text:style-name="Text_20_body"><text:line-break/><text:span text:style-name="T2">It was inevitable that a company such as DeepSeek would emerge in China, given the huge venture-capital investment in firms developing LLMs and the many people who hold doctorates in science, technology, engineering or mathematics fields, including AI, says Yunji Chen, a computer scientist working on AI chips at the Institute of Computing Technology of the Chinese Academy of Sciences in Beijing. “If there was no DeepSeek, there would be some other Chinese LLM that could do great things.”</text:span></text:p>
      <text:p text:style-name="P5">In fact, there are. On 29 January, tech behemoth Alibaba released its most advanced LLM so far, Qwen2.5-Max, which the company says outperforms DeepSeek's V3, another LLM that the firm released in December. And last <text:soft-page-break/>week, Moonshot AI and ByteDance released new reasoning models, Kimi 1.5 and 1.5-pro, which the companies claim can outperform o1 on some benchmark tests.</text:p>
      <text:h text:style-name="P6" text:outline-level="2">Government priority</text:h>
      <text:p text:style-name="P7"><text:span text:style-name="T7">In 2017, the Chinese government announced its intention for the country to become </text:span><text:a xlink:type="simple" xlink:href="https://www.nature.com/articles/547384a#/tech" text:style-name="Internet_20_link" text:visited-style-name="Visited_20_Internet_20_Link"><text:span text:style-name="T6">the world leader in AI by 2030</text:span></text:a><text:span text:style-name="T7">. It tasked the industry with completing </text:span><text:a xlink:type="simple" xlink:href="https://www.nature.com/articles/d41586-019-02360-7" text:style-name="Internet_20_link" text:visited-style-name="Visited_20_Internet_20_Link"><text:span text:style-name="T6">major AI breakthroughs</text:span></text:a><text:span text:style-name="T7"> “such that technologies and applications achieve a world-leading level” by 2025.</text:span></text:p>
      <text:p text:style-name="P4"><text:span text:style-name="T7">Developing a pipeline of </text:span><text:a xlink:type="simple" xlink:href="https://www.nature.com/articles/d41586-018-00604-6" text:style-name="Internet_20_link" text:visited-style-name="Visited_20_Internet_20_Link"><text:span text:style-name="T6">‘AI talent’ became a priority</text:span></text:a><text:span text:style-name="T7">. By 2022, the Chinese ministry of education had approved 440 universities to offer undergraduate degrees specializing in AI, according to </text:span><text:a xlink:type="simple" xlink:href="https://cset.georgetown.edu/wp-content/uploads/CSET-Assessing-Chinas-AI-Workforce.pdf" text:style-name="Internet_20_link" text:visited-style-name="Visited_20_Internet_20_Link"><text:span text:style-name="T6">a report from the Center for Security and Emerging Technology</text:span></text:a><text:span text:style-name="T7"> (CSET) at Georgetown University in Washington DC. In that year, China supplied almost half of the world’s leading AI researchers, while the United States accounted for just 18%, according to the think tank MacroPolo in Chicago, Illinois.</text:span></text:p>
      <text:p text:style-name="P5">DeepSeek probably benefited from the government’s investment in AI education and talent development, which includes numerous scholarships, research grants and partnerships between academia and industry, says Marina Zhang, a science-policy researcher at the University of Technology Sydney in Australia who focuses on innovation in China. For instance, she adds, state-backed initiatives such as the National Engineering Laboratory for Deep Learning Technology and Application, which is led by tech company Baidu in Beijing, have trained thousands of AI specialists.</text:p>
      <text:p text:style-name="P5">Exact figures on DeepSeek’s workforce are hard to find, but company founder Liang Wenfeng told Chinese media that the company has recruited graduates and doctoral students from top-ranking Chinese universities. Some members of the company’s leadership team are younger than 35 years old and have grown up witnessing China’s rise as a tech superpower, says Zhang. “They are deeply motivated by a drive for self-reliance in innovation.”</text:p>
      <text:p text:style-name="P5">Wenfeng, at 39, is himself a young entrepreneur and graduated in computer science from Zhejiang University, a leading institution in <text:soft-page-break/>Hangzhou. He co-founded the hedge fund High-Flyer almost a decade ago and established DeepSeek in 2023.</text:p>
      <text:p text:style-name="P5">Jacob Feldgoise, who studies AI talent in China at the CSET, says national policies that promote a model development ecosystem for AI will have helped companies such as DeepSeek, in terms of attracting both funding and talent.</text:p>
      <text:p text:style-name="P5">But despite the rise in AI courses at universities, Feldgoise says it is not clear how many students are graduating with dedicated AI degrees and whether they are being taught the skills that companies need. Chinese AI companies have complained in recent years that “graduates from these programmes were not up to the quality they were hoping for”, he says, leading some firms to partner with universities.</text:p>
      <text:h text:style-name="P8" text:outline-level="2">‘<text:span text:style-name="T8">Efficiency under constraints’</text:span></text:h>
      <text:p text:style-name="P9">Perhaps the most impressive element of DeepSeek’s success, say scientists, is that it developed DeepSeek-R1 and Janus-Pro-7B amid the US government’s export controls, which have blocked China’s access to advanced AI computing chips since 2022.</text:p>
      <text:p text:style-name="P5">Zhang says DeepSeek’s leadership embodies a distinctly Chinese approach to innovation, emphasizing efficiency under constraints. However, the company hasn’t disclosed specific details about how much hardware it uses, she adds.</text:p>
      <text:p text:style-name="P4"><text:span text:style-name="T7">DeepSeek has said that it used around 2,000 H800 chips built by US chip-maker Nvidia to train DeepSeek-V3, a model it released in December</text:span><text:a xlink:type="simple" xlink:href="https://www.nature.com/articles/d41586-025-00259-0#ref-CR1" text:style-name="Internet_20_link" text:visited-style-name="Visited_20_Internet_20_Link"><text:span text:style-name="T9">1</text:span></text:a><text:span text:style-name="T7"> that outperforms OpenAI’s LLM GPT-4o, launched in May last year, on benchmark tests. By contrast, Llama 3.1 405B, a sophisticated LLM released in July from Meta in Menlo Park, California, relies on more than 16,000 of the more advanced H100 Nvidia chips. In a 2022 post on social-media platform WeChat, High-Flyer said that it had 10,000 of Nvidia’s older A100 chips, which DeepSeek probably has access to. DeepSeek’s use of less powerful chips probably made its models cheaper to build. “The problem we face has never been money, but the ban on high-end chips,” Wenfeng told Chinese media in July 2024.</text:span></text:p>
      <text:p text:style-name="P5"><text:soft-page-break/>DeepSeek draws on a variety of approaches to boost the efficiency of its models. For instance, it deploys a ‘mixture-of-experts’ architecture, a machine-learning method that trains models faster than conventional techniques, and with fewer parameters. This enables the company to train models with fewer chips, says Chang Xu, a computer scientist at the University of Sydney. It also uses an innovative version of another technique, called multi-head latent attention, which allows the model to store more data with less memory.</text:p>
      <text:p text:style-name="P4"><text:span text:style-name="T7">This week, </text:span><text:a xlink:type="simple" xlink:href="https://www.ft.com/content/a0dfedd1-5255-4fa9-8ccc-1fe01de87ea6" text:style-name="Internet_20_link" text:visited-style-name="Visited_20_Internet_20_Link"><text:span text:style-name="T6">media reports</text:span></text:a><text:span text:style-name="T7"> suggested that OpenAI was reviewing claims that DeepSeek trained its model using outputs from OpenAI models. (OpenAI is being sued for </text:span><text:a xlink:type="simple" xlink:href="https://www.nature.com/articles/d41586-024-02599-9" text:style-name="Internet_20_link" text:visited-style-name="Visited_20_Internet_20_Link"><text:span text:style-name="T6">intellectual property infringements</text:span></text:a><text:span text:style-name="T7"> by news organizations). DeepSeek has yet to respond to the claims. Even if true, it would “in no way diminish” DeepSeek’s achievement in creating R1, says Lewis Tunstall, a researcher at the open-science platform Hugging Face, based in Bern, Switzerland. Their advance is in using a learning approach to instill ‘reasoning’ abilities into an LLM, which experiments have already reproduced, he says. Hugging Face is leading a project to try to recreate R1 from scratch. “I expect we will learn rather quickly whether synthetic data from OpenAI is truly needed or not,” he says.</text:span></text:p>
      <text:p text:style-name="P5">DeepSeek’s achievements could offer a blueprint for countries that have AI ambitions but lack the financial resources and hardware to train massive LLMs using the standard Silicon Valley approach, says Yanbo Wang, a science-policy researcher who focuses on innovation at Hong Kong University. “This could invite the creation of a large army of new models,” he says.</text:p>
      <text:p text:style-name="P4"><text:span text:style-name="Emphasis"><text:span text:style-name="T7">doi: https://doi.org/10.1038/d41586-025-00259-0</text:span></text:span></text:p>
      <text:p text:style-name="Text_20_body"><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arding" svg:font-family="Harding,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1T14:15:06.572860393</meta:creation-date>
    <dc:date>2025-02-01T14:42:13.801084440</dc:date>
    <meta:editing-duration>PT16M49S</meta:editing-duration>
    <meta:editing-cycles>1</meta:editing-cycles>
    <meta:document-statistic meta:table-count="0" meta:image-count="0" meta:object-count="0" meta:page-count="4" meta:paragraph-count="24" meta:word-count="1180" meta:character-count="7639" meta:non-whitespace-character-count="6481"/>
    <meta:generator>LibreOffice/24.8.4.2$Linux_X86_64 LibreOffice_project/480$Build-2</meta:generator>
  </office:meta>
</office:document-meta>
</file>